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ettings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687cm" fo:min-width="0.383cm"/>
      <style:paragraph-properties style:writing-mode="lr-tb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0.2cm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111111" draw:fill="none" fo:min-height="0.713cm"/>
      <style:paragraph-properties style:writing-mode="lr-tb"/>
    </style:style>
    <style:style style:name="gr13" style:family="graphic" style:parent-style-name="objectwithoutfill">
      <style:graphic-properties svg:stroke-color="#ff8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text-properties fo:font-weight="bold"/>
    </style:style>
    <style:style style:name="P10" style:family="paragraph">
      <loext:graphic-properties draw:fill="none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29cm" svg:height="0.956cm" svg:x="9.301cm" svg:y="0.34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" draw:text-style-name="P2" draw:layer="layout" svg:x1="6cm" svg:y1="6.3cm" svg:x2="6cm" svg:y2="7cm">
          <text:p/>
        </draw:line>
        <draw:line draw:style-name="gr2" draw:text-style-name="P2" draw:layer="layout" svg:x1="10cm" svg:y1="1cm" svg:x2="10cm" svg:y2="1.6cm">
          <text:p/>
        </draw:line>
        <draw:line draw:style-name="gr2" draw:text-style-name="P2" draw:layer="layout" svg:x1="3.1cm" svg:y1="7cm" svg:x2="1cm" svg:y2="7cm">
          <text:p/>
        </draw:line>
        <draw:g>
          <draw:line draw:style-name="gr3" draw:text-style-name="P2" draw:layer="layout" svg:x1="3.119cm" svg:y1="1.034cm" svg:x2="3.205cm" svg:y2="0.839cm">
            <text:p/>
          </draw:line>
          <draw:line draw:style-name="gr3" draw:text-style-name="P2" draw:layer="layout" svg:x1="3.386cm" svg:y1="1.236cm" svg:x2="3.204cm" svg:y2="0.839cm">
            <text:p/>
          </draw:line>
          <draw:line draw:style-name="gr3" draw:text-style-name="P2" draw:layer="layout" svg:x1="3.74cm" svg:y1="1.259cm" svg:x2="3.922cm" svg:y2="0.862cm">
            <text:p/>
          </draw:line>
          <draw:line draw:style-name="gr3" draw:text-style-name="P2" draw:layer="layout" svg:x1="3.376cm" svg:y1="1.246cm" svg:x2="3.558cm" svg:y2="0.849cm">
            <text:p/>
          </draw:line>
          <draw:line draw:style-name="gr3" draw:text-style-name="P2" draw:layer="layout" svg:x1="3.749cm" svg:y1="1.257cm" svg:x2="3.567cm" svg:y2="0.86cm">
            <text:p/>
          </draw:line>
          <draw:line draw:style-name="gr3" draw:text-style-name="P2" draw:layer="layout" svg:x1="4.108cm" svg:y1="1.257cm" svg:x2="3.926cm" svg:y2="0.86cm">
            <text:p/>
          </draw:line>
          <draw:line draw:style-name="gr3" draw:text-style-name="P2" draw:layer="layout" svg:x1="4.104cm" svg:y1="1.237cm" svg:x2="4.19cm" svg:y2="1.042cm">
            <text:p/>
          </draw:line>
        </draw:g>
        <draw:custom-shape draw:style-name="gr4" draw:text-style-name="P3" draw:layer="layout" svg:width="1.249cm" svg:height="1.323cm" svg:x="0.4cm" svg:y="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cm" svg:x2="1cm" svg:y2="2cm">
          <text:p/>
        </draw:line>
        <draw:line draw:style-name="gr2" draw:text-style-name="P2" draw:layer="layout" svg:x1="1cm" svg:y1="3.3cm" svg:x2="1cm" svg:y2="4cm">
          <text:p/>
        </draw:line>
        <draw:line draw:style-name="gr2" draw:text-style-name="P2" draw:layer="layout" svg:x1="3.1cm" svg:y1="1cm" svg:x2="1cm" svg:y2="1cm">
          <text:p/>
        </draw:line>
        <draw:custom-shape draw:style-name="gr5" draw:text-style-name="P4" draw:layer="layout" svg:width="0.2cm" svg:height="0.2cm" svg:x="0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3.3cm" svg:x2="1cm" svg:y2="4cm">
          <text:p/>
        </draw:line>
        <draw:line draw:style-name="gr2" draw:text-style-name="P2" draw:layer="layout" svg:x1="1cm" svg:y1="4.1cm" svg:x2="1cm" svg:y2="5.1cm">
          <text:p/>
        </draw:line>
        <draw:custom-shape draw:style-name="gr5" draw:text-style-name="P4" draw:layer="layout" svg:width="0.2cm" svg:height="0.2cm" svg:x="0.9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1.025cm" svg:y1="5.028cm" svg:x2="1.22cm" svg:y2="5.114cm">
            <text:p/>
          </draw:line>
          <draw:line draw:style-name="gr3" draw:text-style-name="P2" draw:layer="layout" svg:x1="0.823cm" svg:y1="5.295cm" svg:x2="1.22cm" svg:y2="5.113cm">
            <text:p/>
          </draw:line>
          <draw:line draw:style-name="gr3" draw:text-style-name="P2" draw:layer="layout" svg:x1="0.8cm" svg:y1="5.649cm" svg:x2="1.197cm" svg:y2="5.831cm">
            <text:p/>
          </draw:line>
          <draw:line draw:style-name="gr3" draw:text-style-name="P2" draw:layer="layout" svg:x1="0.813cm" svg:y1="5.285cm" svg:x2="1.21cm" svg:y2="5.467cm">
            <text:p/>
          </draw:line>
          <draw:line draw:style-name="gr3" draw:text-style-name="P2" draw:layer="layout" svg:x1="0.802cm" svg:y1="5.658cm" svg:x2="1.199cm" svg:y2="5.476cm">
            <text:p/>
          </draw:line>
          <draw:line draw:style-name="gr3" draw:text-style-name="P2" draw:layer="layout" svg:x1="0.802cm" svg:y1="6.017cm" svg:x2="1.199cm" svg:y2="5.835cm">
            <text:p/>
          </draw:line>
          <draw:line draw:style-name="gr3" draw:text-style-name="P2" draw:layer="layout" svg:x1="0.822cm" svg:y1="6.013cm" svg:x2="1.017cm" svg:y2="6.099cm">
            <text:p/>
          </draw:line>
        </draw:g>
        <draw:line draw:style-name="gr2" draw:text-style-name="P2" draw:layer="layout" svg:x1="1cm" svg:y1="6.1cm" svg:x2="1cm" svg:y2="7cm">
          <text:p/>
        </draw:line>
        <draw:custom-shape draw:style-name="gr5" draw:text-style-name="P4" draw:layer="layout" svg:width="0.2cm" svg:height="0.2cm" svg:x="0.902cm" svg:y="6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3.119cm" svg:y1="6.935cm" svg:x2="3.205cm" svg:y2="6.74cm">
            <text:p/>
          </draw:line>
          <draw:line draw:style-name="gr3" draw:text-style-name="P2" draw:layer="layout" svg:x1="3.386cm" svg:y1="7.137cm" svg:x2="3.204cm" svg:y2="6.74cm">
            <text:p/>
          </draw:line>
          <draw:line draw:style-name="gr3" draw:text-style-name="P2" draw:layer="layout" svg:x1="3.74cm" svg:y1="7.16cm" svg:x2="3.922cm" svg:y2="6.763cm">
            <text:p/>
          </draw:line>
          <draw:line draw:style-name="gr3" draw:text-style-name="P2" draw:layer="layout" svg:x1="3.376cm" svg:y1="7.147cm" svg:x2="3.558cm" svg:y2="6.75cm">
            <text:p/>
          </draw:line>
          <draw:line draw:style-name="gr3" draw:text-style-name="P2" draw:layer="layout" svg:x1="3.749cm" svg:y1="7.158cm" svg:x2="3.567cm" svg:y2="6.761cm">
            <text:p/>
          </draw:line>
          <draw:line draw:style-name="gr3" draw:text-style-name="P2" draw:layer="layout" svg:x1="4.108cm" svg:y1="7.158cm" svg:x2="3.926cm" svg:y2="6.761cm">
            <text:p/>
          </draw:line>
          <draw:line draw:style-name="gr3" draw:text-style-name="P2" draw:layer="layout" svg:x1="4.104cm" svg:y1="7.138cm" svg:x2="4.19cm" svg:y2="6.943cm">
            <text:p/>
          </draw:line>
        </draw:g>
        <draw:custom-shape draw:style-name="gr5" draw:text-style-name="P4" draw:layer="layout" svg:width="0.2cm" svg:height="0.2cm" svg:x="5.901cm" svg:y="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9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9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cm" svg:y1="1cm" svg:x2="6.1cm" svg:y2="1cm">
          <text:p/>
        </draw:line>
        <draw:line draw:style-name="gr2" draw:text-style-name="P5" draw:layer="layout" svg:x1="5.9cm" svg:y1="1cm" svg:x2="4.2cm" svg:y2="1cm">
          <text:p/>
        </draw:line>
        <draw:g>
          <draw:line draw:style-name="gr3" draw:text-style-name="P2" draw:layer="layout" svg:x1="3.119cm" svg:y1="4.036cm" svg:x2="3.205cm" svg:y2="3.841cm">
            <text:p/>
          </draw:line>
          <draw:line draw:style-name="gr3" draw:text-style-name="P2" draw:layer="layout" svg:x1="3.386cm" svg:y1="4.238cm" svg:x2="3.204cm" svg:y2="3.841cm">
            <text:p/>
          </draw:line>
          <draw:line draw:style-name="gr3" draw:text-style-name="P2" draw:layer="layout" svg:x1="3.74cm" svg:y1="4.261cm" svg:x2="3.922cm" svg:y2="3.864cm">
            <text:p/>
          </draw:line>
          <draw:line draw:style-name="gr3" draw:text-style-name="P2" draw:layer="layout" svg:x1="3.376cm" svg:y1="4.248cm" svg:x2="3.558cm" svg:y2="3.851cm">
            <text:p/>
          </draw:line>
          <draw:line draw:style-name="gr3" draw:text-style-name="P2" draw:layer="layout" svg:x1="3.749cm" svg:y1="4.259cm" svg:x2="3.567cm" svg:y2="3.862cm">
            <text:p/>
          </draw:line>
          <draw:line draw:style-name="gr3" draw:text-style-name="P2" draw:layer="layout" svg:x1="4.108cm" svg:y1="4.259cm" svg:x2="3.926cm" svg:y2="3.862cm">
            <text:p/>
          </draw:line>
          <draw:line draw:style-name="gr3" draw:text-style-name="P2" draw:layer="layout" svg:x1="4.104cm" svg:y1="4.239cm" svg:x2="4.19cm" svg:y2="4.044cm">
            <text:p/>
          </draw:line>
        </draw:g>
        <draw:line draw:style-name="gr2" draw:text-style-name="P2" draw:layer="layout" svg:x1="3.1cm" svg:y1="4cm" svg:x2="1cm" svg:y2="4cm">
          <text:p/>
        </draw:line>
        <draw:line draw:style-name="gr2" draw:text-style-name="P5" draw:layer="layout" svg:x1="5.9cm" svg:y1="4cm" svg:x2="4.2cm" svg:y2="4cm">
          <text:p/>
        </draw:line>
        <draw:g>
          <draw:line draw:style-name="gr3" draw:text-style-name="P2" draw:layer="layout" svg:x1="3.119cm" svg:y1="1.035cm" svg:x2="3.205cm" svg:y2="0.84cm">
            <text:p/>
          </draw:line>
          <draw:line draw:style-name="gr3" draw:text-style-name="P2" draw:layer="layout" svg:x1="3.386cm" svg:y1="1.237cm" svg:x2="3.204cm" svg:y2="0.84cm">
            <text:p/>
          </draw:line>
          <draw:line draw:style-name="gr3" draw:text-style-name="P2" draw:layer="layout" svg:x1="3.74cm" svg:y1="1.26cm" svg:x2="3.922cm" svg:y2="0.863cm">
            <text:p/>
          </draw:line>
          <draw:line draw:style-name="gr3" draw:text-style-name="P2" draw:layer="layout" svg:x1="3.376cm" svg:y1="1.247cm" svg:x2="3.558cm" svg:y2="0.85cm">
            <text:p/>
          </draw:line>
          <draw:line draw:style-name="gr3" draw:text-style-name="P2" draw:layer="layout" svg:x1="3.749cm" svg:y1="1.258cm" svg:x2="3.567cm" svg:y2="0.861cm">
            <text:p/>
          </draw:line>
          <draw:line draw:style-name="gr3" draw:text-style-name="P2" draw:layer="layout" svg:x1="4.108cm" svg:y1="1.258cm" svg:x2="3.926cm" svg:y2="0.861cm">
            <text:p/>
          </draw:line>
          <draw:line draw:style-name="gr3" draw:text-style-name="P2" draw:layer="layout" svg:x1="4.104cm" svg:y1="1.238cm" svg:x2="4.19cm" svg:y2="1.043cm">
            <text:p/>
          </draw:line>
        </draw:g>
        <draw:g>
          <draw:line draw:style-name="gr3" draw:text-style-name="P2" draw:layer="layout" svg:x1="7.5cm" svg:y1="0.975cm" svg:x2="7.586cm" svg:y2="0.78cm">
            <text:p/>
          </draw:line>
          <draw:line draw:style-name="gr3" draw:text-style-name="P2" draw:layer="layout" svg:x1="7.767cm" svg:y1="1.177cm" svg:x2="7.585cm" svg:y2="0.78cm">
            <text:p/>
          </draw:line>
          <draw:line draw:style-name="gr3" draw:text-style-name="P2" draw:layer="layout" svg:x1="8.121cm" svg:y1="1.2cm" svg:x2="8.303cm" svg:y2="0.803cm">
            <text:p/>
          </draw:line>
          <draw:line draw:style-name="gr3" draw:text-style-name="P2" draw:layer="layout" svg:x1="7.757cm" svg:y1="1.187cm" svg:x2="7.939cm" svg:y2="0.79cm">
            <text:p/>
          </draw:line>
          <draw:line draw:style-name="gr3" draw:text-style-name="P2" draw:layer="layout" svg:x1="8.13cm" svg:y1="1.198cm" svg:x2="7.948cm" svg:y2="0.801cm">
            <text:p/>
          </draw:line>
          <draw:line draw:style-name="gr3" draw:text-style-name="P2" draw:layer="layout" svg:x1="8.489cm" svg:y1="1.198cm" svg:x2="8.307cm" svg:y2="0.801cm">
            <text:p/>
          </draw:line>
          <draw:line draw:style-name="gr3" draw:text-style-name="P2" draw:layer="layout" svg:x1="8.485cm" svg:y1="1.178cm" svg:x2="8.571cm" svg:y2="0.983cm">
            <text:p/>
          </draw:line>
        </draw:g>
        <draw:line draw:style-name="gr2" draw:text-style-name="P5" draw:layer="layout" svg:x1="5.9cm" svg:y1="1cm" svg:x2="4.2cm" svg:y2="1cm">
          <text:p/>
        </draw:line>
        <draw:line draw:style-name="gr2" draw:text-style-name="P2" draw:layer="layout" svg:x1="6cm" svg:y1="1.1cm" svg:x2="6cm" svg:y2="2.1cm">
          <text:p/>
        </draw:line>
        <draw:g>
          <draw:line draw:style-name="gr3" draw:text-style-name="P2" draw:layer="layout" svg:x1="6.025cm" svg:y1="2.028cm" svg:x2="6.22cm" svg:y2="2.114cm">
            <text:p/>
          </draw:line>
          <draw:line draw:style-name="gr3" draw:text-style-name="P2" draw:layer="layout" svg:x1="5.823cm" svg:y1="2.295cm" svg:x2="6.22cm" svg:y2="2.113cm">
            <text:p/>
          </draw:line>
          <draw:line draw:style-name="gr3" draw:text-style-name="P2" draw:layer="layout" svg:x1="5.8cm" svg:y1="2.649cm" svg:x2="6.197cm" svg:y2="2.831cm">
            <text:p/>
          </draw:line>
          <draw:line draw:style-name="gr3" draw:text-style-name="P2" draw:layer="layout" svg:x1="5.813cm" svg:y1="2.285cm" svg:x2="6.21cm" svg:y2="2.467cm">
            <text:p/>
          </draw:line>
          <draw:line draw:style-name="gr3" draw:text-style-name="P2" draw:layer="layout" svg:x1="5.802cm" svg:y1="2.658cm" svg:x2="6.199cm" svg:y2="2.476cm">
            <text:p/>
          </draw:line>
          <draw:line draw:style-name="gr3" draw:text-style-name="P2" draw:layer="layout" svg:x1="5.802cm" svg:y1="3.017cm" svg:x2="6.199cm" svg:y2="2.835cm">
            <text:p/>
          </draw:line>
          <draw:line draw:style-name="gr3" draw:text-style-name="P2" draw:layer="layout" svg:x1="5.822cm" svg:y1="3.013cm" svg:x2="6.017cm" svg:y2="3.099cm">
            <text:p/>
          </draw:line>
        </draw:g>
        <draw:line draw:style-name="gr2" draw:text-style-name="P2" draw:layer="layout" svg:x1="6cm" svg:y1="3.1cm" svg:x2="6cm" svg:y2="3.9cm">
          <text:p/>
        </draw:line>
        <draw:line draw:style-name="gr2" draw:text-style-name="P5" draw:layer="layout" svg:x1="10cm" svg:y1="1cm" svg:x2="8.5cm" svg:y2="1cm">
          <text:p/>
        </draw:line>
        <draw:custom-shape draw:style-name="gr5" draw:text-style-name="P4" draw:layer="layout" svg:width="0.2cm" svg:height="0.2cm" svg:x="9.904cm" svg:y="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9.90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49cm" svg:height="1.323cm" svg:x="9.4cm" svg:y="5.1cm">
          <text:p text:style-name="P6"/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4.1cm" svg:x2="10cm" svg:y2="5.1cm">
          <text:p/>
        </draw:line>
        <draw:line draw:style-name="gr2" draw:text-style-name="P2" draw:layer="layout" svg:x1="10cm" svg:y1="6.4cm" svg:x2="10cm" svg:y2="7cm">
          <text:p/>
        </draw:line>
        <draw:line draw:style-name="gr6" draw:text-style-name="P2" draw:layer="layout" svg:x1="10cm" svg:y1="6.3cm" svg:x2="10cm" svg:y2="5.2cm">
          <text:p/>
        </draw:line>
        <draw:custom-shape draw:style-name="gr7" draw:text-style-name="P1" draw:layer="layout" svg:width="1.4cm" svg:height="1.6cm" svg:x="9.3cm" svg:y="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4cm" svg:height="1.6cm" svg:x="5.3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2" draw:layer="layout" svg:x1="10cm" svg:y1="2.901cm" svg:x2="10cm" svg:y2="1.801cm">
          <text:p/>
        </draw:line>
        <draw:line draw:style-name="gr2" draw:text-style-name="P2" draw:layer="layout" svg:x1="10cm" svg:y1="3.1cm" svg:x2="10cm" svg:y2="3.9cm">
          <text:p/>
        </draw:line>
        <draw:line draw:style-name="gr2" draw:text-style-name="P2" draw:layer="layout" svg:x1="7.5cm" svg:y1="4cm" svg:x2="6.1cm" svg:y2="4cm">
          <text:p/>
        </draw:line>
        <draw:g>
          <draw:line draw:style-name="gr3" draw:text-style-name="P2" draw:layer="layout" svg:x1="7.5cm" svg:y1="3.976cm" svg:x2="7.586cm" svg:y2="3.781cm">
            <text:p/>
          </draw:line>
          <draw:line draw:style-name="gr3" draw:text-style-name="P2" draw:layer="layout" svg:x1="7.767cm" svg:y1="4.178cm" svg:x2="7.585cm" svg:y2="3.781cm">
            <text:p/>
          </draw:line>
          <draw:line draw:style-name="gr3" draw:text-style-name="P2" draw:layer="layout" svg:x1="8.121cm" svg:y1="4.201cm" svg:x2="8.303cm" svg:y2="3.804cm">
            <text:p/>
          </draw:line>
          <draw:line draw:style-name="gr3" draw:text-style-name="P2" draw:layer="layout" svg:x1="7.757cm" svg:y1="4.188cm" svg:x2="7.939cm" svg:y2="3.791cm">
            <text:p/>
          </draw:line>
          <draw:line draw:style-name="gr3" draw:text-style-name="P2" draw:layer="layout" svg:x1="8.13cm" svg:y1="4.199cm" svg:x2="7.948cm" svg:y2="3.802cm">
            <text:p/>
          </draw:line>
          <draw:line draw:style-name="gr3" draw:text-style-name="P2" draw:layer="layout" svg:x1="8.489cm" svg:y1="4.199cm" svg:x2="8.307cm" svg:y2="3.802cm">
            <text:p/>
          </draw:line>
          <draw:line draw:style-name="gr3" draw:text-style-name="P2" draw:layer="layout" svg:x1="8.485cm" svg:y1="4.179cm" svg:x2="8.571cm" svg:y2="3.984cm">
            <text:p/>
          </draw:line>
        </draw:g>
        <draw:line draw:style-name="gr2" draw:text-style-name="P5" draw:layer="layout" svg:x1="10cm" svg:y1="4cm" svg:x2="8.5cm" svg:y2="4cm">
          <text:p/>
        </draw:line>
        <draw:line draw:style-name="gr2" draw:text-style-name="P2" draw:layer="layout" svg:x1="6cm" svg:y1="4.1cm" svg:x2="6cm" svg:y2="4.9cm">
          <text:p/>
        </draw:line>
        <draw:line draw:style-name="gr2" draw:text-style-name="P5" draw:layer="layout" svg:x1="5.9cm" svg:y1="7cm" svg:x2="4.2cm" svg:y2="7cm">
          <text:p/>
        </draw:line>
        <draw:line draw:style-name="gr2" draw:text-style-name="P5" draw:layer="layout" svg:x1="10cm" svg:y1="7cm" svg:x2="6.1cm" svg:y2="6.996cm">
          <text:p/>
        </draw:line>
        <draw:frame draw:style-name="gr8" draw:text-style-name="P7" draw:layer="layout" svg:width="1cm" svg:height="0.962cm" svg:x="5.5cm" svg:y="5.6cm">
          <draw:text-box>
            <text:p><text:s/>-</text:p>
          </draw:text-box>
        </draw:frame>
        <draw:frame draw:style-name="gr1" draw:text-style-name="P1" draw:layer="layout" svg:width="5.429cm" svg:height="0.956cm" svg:x="2.871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5.429cm" svg:height="0.956cm" svg:x="5.8cm" svg:y="2.2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5.429cm" svg:height="0.956cm" svg:x="2.871cm" svg:y="7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5.265cm" svg:height="0.956cm" svg:x="0.7cm" svg:y="5.2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5.429cm" svg:height="0.956cm" svg:x="2.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0.875cm" svg:height="0.963cm" svg:x="5.605cm" svg:y="4.95cm">
          <draw:text-box>
            <text:p>+</text:p>
          </draw:text-box>
        </draw:frame>
        <draw:g>
          <draw:ellipse draw:style-name="gr10" draw:text-style-name="P8" draw:layer="layout" svg:width="1.13cm" svg:height="1.1cm" svg:x="3cm" svg:y="2.192cm" draw:kind="arc" draw:start-angle="64.47" draw:end-angle="314.72">
            <text:p/>
          </draw:ellipse>
          <draw:custom-shape draw:style-name="gr11" draw:text-style-name="P8" draw:layer="layout" svg:width="0.37cm" svg:height="0.373cm" draw:transform="rotate (-0.523598775598299) translate (3.943cm 2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674.209650582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0" draw:text-style-name="P8" draw:layer="layout" svg:width="1.13cm" svg:height="1.1cm" svg:x="7.42cm" svg:y="2.192cm" draw:kind="arc" draw:start-angle="64.47" draw:end-angle="314.72">
            <text:p/>
          </draw:ellipse>
          <draw:custom-shape draw:style-name="gr11" draw:text-style-name="P8" draw:layer="layout" svg:width="0.37cm" svg:height="0.373cm" draw:transform="rotate (-0.523598775598299) translate (8.363cm 2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674.209650582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0" draw:text-style-name="P8" draw:layer="layout" svg:width="1.13cm" svg:height="1.1cm" svg:x="7.44cm" svg:y="5.292cm" draw:kind="arc" draw:start-angle="64.47" draw:end-angle="314.72">
            <text:p/>
          </draw:ellipse>
          <draw:custom-shape draw:style-name="gr11" draw:text-style-name="P8" draw:layer="layout" svg:width="0.37cm" svg:height="0.373cm" draw:transform="rotate (-0.523598775598299) translate (8.383cm 5.892cm)">
            <text:p/>
            <draw:enhanced-geometry svg:viewBox="0 0 21600 21600" draw:glue-points="?f0 0 ?f1 10800 0 21600 10800 21600 21600 21600 ?f7 10800" draw:text-areas="?f1 10800 ?f2 18000 ?f3 7200 ?f4 21600" draw:type="isosceles-triangle" draw:modifiers="10674.209650582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0" draw:text-style-name="P8" draw:layer="layout" svg:width="1.13cm" svg:height="1.1cm" svg:x="2.96cm" svg:y="5.292cm" draw:kind="arc" draw:start-angle="64.47" draw:end-angle="314.72">
            <text:p/>
          </draw:ellipse>
          <draw:custom-shape draw:style-name="gr11" draw:text-style-name="P8" draw:layer="layout" svg:width="0.37cm" svg:height="0.373cm" draw:transform="rotate (-0.523598775598299) translate (3.903cm 5.892cm)">
            <text:p/>
            <draw:enhanced-geometry svg:viewBox="0 0 21600 21600" draw:glue-points="?f0 0 ?f1 10800 0 21600 10800 21600 21600 21600 ?f7 10800" draw:text-areas="?f1 10800 ?f2 18000 ?f3 7200 ?f4 21600" draw:type="isosceles-triangle" draw:modifiers="10674.209650582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5.429cm" svg:height="0.956cm" svg:x="2.7cm" svg:y="5.4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5.429cm" svg:height="0.956cm" svg:x="2.671cm" svg:y="2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5.434cm" svg:height="0.956cm" svg:x="-0.289cm" svg:y="1.2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5.429cm" svg:height="0.956cm" svg:x="0.271cm" svg:y="0.34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5.429cm" svg:height="0.956cm" svg:x="5.272cm" svg:y="0.34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1" draw:layer="layout" svg:width="5.429cm" svg:height="0.956cm" svg:x="5.5cm" svg:y="3.9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5.429cm" svg:height="0.956cm" svg:x="-0.129cm" svg:y="3.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5.429cm" svg:height="0.956cm" svg:x="0.3cm" svg:y="7.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draw:layer="layout" svg:width="5.429cm" svg:height="0.956cm" svg:x="5.271cm" svg:y="7.04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1" draw:layer="layout" svg:width="5.429cm" svg:height="0.956cm" svg:x="5.6cm" svg:y="4.64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9" draw:layer="layout" svg:width="0.875cm" svg:height="0.963cm" svg:x="5.2cm" svg:y="1.5cm">
          <draw:text-box>
            <text:p>+</text:p>
          </draw:text-box>
        </draw:frame>
        <draw:frame draw:style-name="gr12" draw:text-style-name="P9" draw:layer="layout" svg:width="0.875cm" svg:height="0.963cm" svg:x="5.3cm" svg:y="2.637cm">
          <draw:text-box>
            <text:p>-</text:p>
          </draw:text-box>
        </draw:frame>
        <draw:frame draw:style-name="gr1" draw:text-style-name="P1" draw:layer="layout" svg:width="5.434cm" svg:height="0.956cm" svg:x="-0.534cm" svg:y="5.05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3" draw:text-style-name="P10" draw:layer="layout" svg:x1="0.6cm" svg:y1="5.1cm" svg:x2="0.6cm" svg:y2="6.1cm">
          <text:p/>
        </draw:line>
        <draw:frame draw:style-name="gr1" draw:text-style-name="P1" draw:layer="layout" svg:width="5.434cm" svg:height="0.956cm" svg:x="4.666cm" svg:y="2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5.429cm" svg:height="0.956cm" svg:x="7.131cm" svg:y="2.35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1" draw:layer="layout" svg:width="5.429cm" svg:height="0.956cm" svg:x="7.215cm" svg:y="5.4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1" draw:layer="layout" svg:width="4.995cm" svg:height="0.956cm" svg:x="8.701cm" svg:y="3.08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1" draw:layer="layout" svg:width="5.429cm" svg:height="0.956cm" svg:x="9.575cm" svg:y="3.77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1" draw:layer="layout" svg:width="5.429cm" svg:height="0.956cm" svg:x="9.654cm" svg:y="6.33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1" draw:layer="layout" svg:width="5.429cm" svg:height="0.956cm" svg:x="7.201cm" svg:y="1.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1" draw:layer="layout" svg:width="5.429cm" svg:height="0.956cm" svg:x="7.239cm" svg:y="4.08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9:14:50.626929503</dc:date>
    <meta:editing-duration>PT13M6S</meta:editing-duration>
    <meta:editing-cycles>3</meta:editing-cycles>
    <meta:generator>LibreOffice/6.4.6.2$Linux_X86_64 LibreOffice_project/40$Build-2</meta:generator>
    <meta:document-statistic meta:object-count="145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Ubuntu Mono" fo:font-size="32pt" officeooo:rsid="000af2e2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1</text:span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3ef61" officeooo:paragraph-rsid="0013ef61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687c1" officeooo:paragraph-rsid="001687c1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5dbb8" officeooo:paragraph-rsid="0015dbb8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87c78" officeooo:paragraph-rsid="00187c78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9ede9" officeooo:paragraph-rsid="0019ede9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98191" officeooo:paragraph-rsid="00198191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5e17f" officeooo:paragraph-rsid="0015e17f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 = Kc.Ic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123cm"/>
        </style:tab-stops>
      </style:paragraph-properties>
      <style:text-properties style:font-name="Ubuntu Mono" fo:font-size="32pt" officeooo:rsid="0019d36f" officeooo:paragraph-rsid="0019d36f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123cm"/>
        </style:tab-stops>
      </style:paragraph-properties>
      <style:text-properties style:font-name="Ubuntu Mono" fo:font-size="32pt" officeooo:rsid="00137eb3" officeooo:paragraph-rsid="00137eb3" style:font-size-asian="28pt" style:font-size-complex="32pt"/>
    </style:style>
    <style:style style:name="T1" style:family="text">
      <style:text-properties officeooo:rsid="00174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b</text:span>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346b5" officeooo:paragraph-rsid="001346b5" style:font-size-asian="28pt" style:font-size-complex="32pt"/>
    </style:style>
    <style:style style:name="T1" style:family="text">
      <style:text-properties officeooo:rsid="0017be83"/>
    </style:style>
    <style:style style:name="T2" style:family="text">
      <style:text-properties officeooo:rsid="00198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B</text:span>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0eaf56"/>
    </style:style>
    <style:style style:name="T2" style:family="text">
      <style:text-properties officeooo:rsid="000ec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3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346b5" officeooo:paragraph-rsid="001346b5" style:font-size-asian="28pt" style:font-size-complex="32pt"/>
    </style:style>
    <style:style style:name="T1" style:family="text">
      <style:text-properties officeooo:rsid="0017be83"/>
    </style:style>
    <style:style style:name="T2" style:family="text">
      <style:text-properties officeooo:rsid="00187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D</text:span>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5e17f" officeooo:paragraph-rsid="0015e17f" style:font-size-asian="28pt" style:font-size-complex="32pt"/>
    </style:style>
    <style:style style:name="T1" style:family="text">
      <style:text-properties officeooo:rsid="001643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b</text:span> = K<text:span text:style-name="T1">b</text:span>.<text:span text:style-name="T1">Vb</text:span>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a5661" officeooo:paragraph-rsid="001a5661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5096e" officeooo:paragraph-rsid="0015096e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0ea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2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0eaf56"/>
    </style:style>
    <style:style style:name="T2" style:family="text">
      <style:text-properties officeooo:rsid="00156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5</text:span>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11f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7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13a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6</text:span>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officeooo:paragraph-rsid="000af2e2" style:font-size-asian="28pt" style:font-size-complex="32pt"/>
    </style:style>
    <style:style style:name="T1" style:family="text">
      <style:text-properties officeooo:rsid="0015b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346b5" officeooo:paragraph-rsid="001346b5" style:font-size-asian="28pt" style:font-size-complex="32pt"/>
    </style:style>
    <style:style style:name="T1" style:family="text">
      <style:text-properties officeooo:rsid="0017b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C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141734" officeooo:paragraph-rsid="00141734" style:font-size-asian="28pt" style:font-size-complex="32pt"/>
    </style:style>
    <style:style style:name="T1" style:family="text">
      <style:text-properties officeooo:rsid="001b4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A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123cm"/>
        </style:tab-stops>
      </style:paragraph-properties>
      <style:text-properties style:font-name="Ubuntu Mono" fo:font-size="32pt" officeooo:rsid="00137eb3" officeooo:paragraph-rsid="00137eb3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2pt" officeooo:rsid="000af2e2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